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hyphenation-ladder-count="no-limit" fo:break-before="page"/>
      <style:text-properties fo:font-size="14pt" style:font-size-asian="14pt" fo:hyphenate="true"/>
    </style:style>
    <style:style style:name="P8" style:family="paragraph" style:parent-style-name="Normale">
      <style:paragraph-properties fo:break-before="page"/>
      <style:text-properties fo:font-size="14pt" style:font-size-asian="14pt" style:font-size-complex="20pt"/>
    </style:style>
    <style:style style:name="P9" style:family="paragraph" style:parent-style-name="Standard">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7pt" style:font-size-asian="17pt"/>
    </style:style>
    <style:style style:name="P11"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2" style:family="paragraph" style:parent-style-name="Standard">
      <style:text-properties style:font-name="sans-serif" fo:font-size="14pt" style:font-size-asian="14pt"/>
    </style:style>
    <style:style style:name="P13"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4" style:family="paragraph" style:parent-style-name="Standard">
      <style:text-properties fo:font-size="20pt" style:font-size-asian="20pt"/>
    </style:style>
    <style:style style:name="P15" style:family="paragraph" style:parent-style-name="Standard">
      <style:text-properties fo:font-size="20pt" style:font-size-asian="20pt" style:font-size-complex="20pt"/>
    </style:style>
    <style:style style:name="P16" style:family="paragraph" style:parent-style-name="Standard">
      <style:paragraph-properties fo:text-align="end" style:justify-single-word="false"/>
      <style:text-properties fo:font-size="20pt" style:font-size-asian="20pt" style:font-size-complex="20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text-properties fo:font-size="16pt" fo:font-weight="bold" style:font-size-asian="16pt" style:font-weight-asian="bold" style:font-size-complex="16pt" style:font-weight-complex="bold"/>
    </style:style>
    <style:style style:name="P19" style:family="paragraph" style:parent-style-name="Standard">
      <style:text-properties fo:font-size="24pt" fo:font-weight="bold" style:font-size-asian="24pt" style:font-weight-asian="bold" style:font-size-complex="24pt" style:font-weight-complex="bold"/>
    </style:style>
    <style:style style:name="P20" style:family="paragraph" style:parent-style-name="Standard">
      <style:text-properties fo:font-size="24pt" style:font-size-asian="24pt" style:font-size-complex="24pt"/>
    </style:style>
    <style:style style:name="P21" style:family="paragraph" style:parent-style-name="Standard">
      <style:text-properties fo:font-size="14pt" style:font-size-asian="14pt"/>
    </style:style>
    <style:style style:name="P22" style:family="paragraph" style:parent-style-name="Standard">
      <style:text-properties fo:font-size="14pt" style:font-size-asian="14pt" style:font-size-complex="14pt"/>
    </style:style>
    <style:style style:name="P23" style:family="paragraph" style:parent-style-name="Standard">
      <style:text-properties fo:font-size="14pt" style:font-size-asian="14pt" style:font-size-complex="14pt" style:font-weight-complex="bold"/>
    </style:style>
    <style:style style:name="P24" style:family="paragraph" style:parent-style-name="Standard">
      <style:text-properties fo:font-size="14pt" style:font-size-asian="14pt" style:font-size-complex="24pt"/>
    </style:style>
    <style:style style:name="P25" style:family="paragraph" style:parent-style-name="Standard">
      <style:text-properties fo:font-size="14pt" style:font-size-asian="14pt" style:font-size-complex="20pt"/>
    </style:style>
    <style:style style:name="P26"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7" style:family="paragraph" style:parent-style-name="Standard">
      <style:text-properties fo:font-size="14pt" fo:font-weight="bold" style:font-size-asian="14pt" style:font-weight-asian="bold"/>
    </style:style>
    <style:style style:name="P28" style:family="paragraph" style:parent-style-name="Standard">
      <style:text-properties fo:font-size="14pt" fo:language="en" fo:country="US" style:font-size-asian="14pt"/>
    </style:style>
    <style:style style:name="P29" style:family="paragraph" style:parent-style-name="Standard">
      <style:text-properties fo:font-size="18pt" style:font-size-asian="18pt" style:font-size-complex="18pt" style:font-weight-complex="bold"/>
    </style:style>
    <style:style style:name="P30"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31" style:family="paragraph" style:parent-style-name="Standard" style:list-style-name="L1"/>
    <style:style style:name="P32" style:family="paragraph" style:parent-style-name="Standard" style:list-style-name="L1">
      <style:text-properties officeooo:paragraph-rsid="0019d4f2"/>
    </style:style>
    <style:style style:name="P33" style:family="paragraph" style:parent-style-name="Standard" style:list-style-name="L1">
      <style:text-properties fo:font-size="16pt" fo:font-weight="bold" style:font-size-asian="16pt" style:font-weight-asian="bold" style:font-size-complex="16pt" style:font-weight-complex="bold"/>
    </style:style>
    <style:style style:name="P34" style:family="paragraph" style:parent-style-name="Standard" style:list-style-name="L1">
      <style:text-properties fo:font-size="16pt" fo:font-weight="bold" officeooo:rsid="001847a9" officeooo:paragraph-rsid="001847a9" style:font-size-asian="16pt" style:font-weight-asian="bold" style:font-size-complex="16pt" style:font-weight-complex="bold"/>
    </style:style>
    <style:style style:name="P35" style:family="paragraph" style:parent-style-name="Standard" style:list-style-name="L1">
      <style:text-properties fo:font-size="16pt" fo:font-weight="normal" officeooo:rsid="001847a9" officeooo:paragraph-rsid="001847a9" style:font-size-asian="16pt" style:font-weight-asian="normal" style:font-size-complex="16pt" style:font-weight-complex="normal"/>
    </style:style>
    <style:style style:name="P36" style:family="paragraph" style:parent-style-name="Standard" style:list-style-name="L2">
      <style:text-properties fo:font-size="20pt" style:font-size-asian="20pt"/>
    </style:style>
    <style:style style:name="P37" style:family="paragraph" style:parent-style-name="Standard" style:list-style-name="L2">
      <style:text-properties fo:font-size="20pt" style:font-size-asian="20pt" style:font-size-complex="20pt"/>
    </style:style>
    <style:style style:name="P38" style:family="paragraph" style:parent-style-name="Standard" style:list-style-name="L2">
      <style:text-properties fo:font-size="20pt" officeooo:rsid="0019d4f2" officeooo:paragraph-rsid="0019d4f2" style:font-size-asian="20pt" style:font-size-complex="20pt"/>
    </style:style>
    <style:style style:name="P39" style:family="paragraph" style:parent-style-name="Standard">
      <style:text-properties fo:font-size="20pt" officeooo:rsid="002db77e" officeooo:paragraph-rsid="002db77e" style:font-size-asian="17.5pt" style:font-size-complex="20pt"/>
    </style:style>
    <style:style style:name="P40" style:family="paragraph" style:parent-style-name="Standard">
      <style:text-properties fo:font-size="14pt" style:font-size-asian="14pt"/>
    </style:style>
    <style:style style:name="P41" style:family="paragraph" style:parent-style-name="Standard" style:list-style-name="L3">
      <style:text-properties fo:font-size="14pt" style:font-size-asian="14pt" style:font-size-complex="20pt"/>
    </style:style>
    <style:style style:name="P42" style:family="paragraph" style:parent-style-name="Standard" style:list-style-name="L4">
      <style:text-properties fo:font-size="14pt" style:font-size-asian="14pt"/>
    </style:style>
    <style:style style:name="P43" style:family="paragraph" style:parent-style-name="Standard">
      <style:text-properties fo:font-size="14pt" officeooo:rsid="001847a9" officeooo:paragraph-rsid="001847a9" style:font-size-asian="14pt"/>
    </style:style>
    <style:style style:name="P44" style:family="paragraph" style:parent-style-name="Standard" style:list-style-name="L4">
      <style:text-properties fo:font-size="14pt" fo:language="en" fo:country="US" style:font-size-asian="14pt"/>
    </style:style>
    <style:style style:name="P45" style:family="paragraph" style:parent-style-name="Standard">
      <style:text-properties fo:font-size="14pt" officeooo:rsid="002b99f8" officeooo:paragraph-rsid="002b99f8" style:font-size-asian="12.25pt" style:font-size-complex="14pt"/>
    </style:style>
    <style:style style:name="P46" style:family="paragraph" style:parent-style-name="Standard">
      <style:text-properties fo:font-size="14pt" officeooo:rsid="002db77e" officeooo:paragraph-rsid="002db77e" style:font-size-asian="12.25pt" style:font-size-complex="14pt"/>
    </style:style>
    <style:style style:name="P47" style:family="paragraph" style:parent-style-name="Standard">
      <style:text-properties officeooo:paragraph-rsid="0019d797"/>
    </style:style>
    <style:style style:name="P48" style:family="paragraph" style:parent-style-name="Standard">
      <style:text-properties officeooo:paragraph-rsid="001bd63c"/>
    </style:style>
    <style:style style:name="P49" style:family="paragraph" style:parent-style-name="Standard">
      <style:text-properties officeooo:paragraph-rsid="001d2649"/>
    </style:style>
    <style:style style:name="P50" style:family="paragraph" style:parent-style-name="Standard">
      <style:text-properties officeooo:paragraph-rsid="001e7033"/>
    </style:style>
    <style:style style:name="P51" style:family="paragraph" style:parent-style-name="Standard">
      <style:text-properties officeooo:paragraph-rsid="00208920"/>
    </style:style>
    <style:style style:name="P52" style:family="paragraph" style:parent-style-name="Standard">
      <style:text-properties officeooo:paragraph-rsid="00282230"/>
    </style:style>
    <style:style style:name="P53" style:family="paragraph" style:parent-style-name="Standard">
      <style:text-properties officeooo:paragraph-rsid="002db77e"/>
    </style:style>
    <style:style style:name="P54" style:family="paragraph" style:parent-style-name="Standard">
      <style:paragraph-properties fo:break-before="page"/>
      <style:text-properties fo:font-size="20pt" officeooo:rsid="002b99f8" officeooo:paragraph-rsid="002b99f8" style:font-size-asian="17.5pt" style:font-size-complex="20pt"/>
    </style:style>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6pt" style:font-size-asian="16pt" style:font-size-complex="16pt" style:font-weight-complex="bold"/>
    </style:style>
    <style:style style:name="T3" style:family="text">
      <style:text-properties fo:font-size="16pt" officeooo:rsid="0019d4f2" style:font-size-asian="16pt" style:font-size-complex="16pt"/>
    </style:style>
    <style:style style:name="T4" style:family="text">
      <style:text-properties fo:font-size="16pt" style:font-size-asian="16pt" style:font-size-complex="20pt"/>
    </style:style>
    <style:style style:name="T5" style:family="text">
      <style:text-properties fo:font-size="20pt" style:font-size-asian="20pt" style:font-size-complex="20pt"/>
    </style:style>
    <style:style style:name="T6" style:family="text">
      <style:text-properties fo:color="#222222" fo:font-size="14pt" fo:background-color="#ffffff" loext:char-shading-value="0" style:font-size-asian="14pt" style:font-name-complex="Calibri" style:font-size-complex="14pt"/>
    </style:style>
    <style:style style:name="T7" style:family="text">
      <style:text-properties fo:color="#222222" fo:font-size="14pt" fo:background-color="#ffffff" loext:char-shading-value="0" style:font-size-asian="14pt" style:font-name-complex="Arial" style:font-size-complex="14pt"/>
    </style:style>
    <style:style style:name="T8" style:family="text">
      <style:text-properties fo:color="#222222" fo:font-size="14pt" fo:background-color="#ffffff" loext:char-shading-value="0" style:font-size-asian="14pt" style:font-name-complex="Arial" style:font-size-complex="14pt" style:font-weight-complex="bold"/>
    </style:style>
    <style:style style:name="T9" style:family="text">
      <style:text-properties fo:color="#222222" fo:font-size="14pt" fo:background-color="#ffffff" loext:char-shading-value="0" style:font-size-asian="14pt" style:font-name-complex="Courier New" style:font-size-complex="14pt"/>
    </style:style>
    <style:style style:name="T10" style:family="text">
      <style:text-properties fo:color="#222222" fo:font-size="14pt" officeooo:rsid="0019d797" fo:background-color="#ffffff" loext:char-shading-value="0" style:font-size-asian="14pt" style:font-name-complex="Courier New" style:font-size-complex="14pt"/>
    </style:style>
    <style:style style:name="T11" style:family="text">
      <style:text-properties fo:color="#222222" fo:font-size="14pt" officeooo:rsid="001d2649" fo:background-color="#ffffff" loext:char-shading-value="0" style:font-size-asian="14pt" style:font-name-complex="Courier New" style:font-size-complex="14pt"/>
    </style:style>
    <style:style style:name="T12" style:family="text">
      <style:text-properties fo:color="#222222" fo:font-size="14pt" officeooo:rsid="001e7033" fo:background-color="#ffffff" loext:char-shading-value="0" style:font-size-asian="14pt" style:font-name-complex="Courier New" style:font-size-complex="14pt"/>
    </style:style>
    <style:style style:name="T13" style:family="text">
      <style:text-properties fo:color="#222222" fo:font-size="14pt" officeooo:rsid="001f1875" fo:background-color="#ffffff" loext:char-shading-value="0" style:font-size-asian="14pt" style:font-name-complex="Courier New" style:font-size-complex="14pt"/>
    </style:style>
    <style:style style:name="T14" style:family="text">
      <style:text-properties fo:color="#222222" fo:font-size="14pt" officeooo:rsid="00208920" fo:background-color="#ffffff" loext:char-shading-value="0" style:font-size-asian="14pt" style:font-name-complex="Courier New" style:font-size-complex="14pt"/>
    </style:style>
    <style:style style:name="T15" style:family="text">
      <style:text-properties fo:color="#222222" fo:font-size="14pt" officeooo:rsid="0020c76f" fo:background-color="#ffffff" loext:char-shading-value="0" style:font-size-asian="14pt" style:font-name-complex="Courier New" style:font-size-complex="14pt"/>
    </style:style>
    <style:style style:name="T16" style:family="text">
      <style:text-properties fo:color="#222222" fo:font-size="14pt" officeooo:rsid="0023d0ae" fo:background-color="#ffffff" loext:char-shading-value="0" style:font-size-asian="14pt" style:font-name-complex="Courier New" style:font-size-complex="14pt"/>
    </style:style>
    <style:style style:name="T17" style:family="text">
      <style:text-properties fo:color="#222222" fo:font-size="14pt" officeooo:rsid="0026c9f7" fo:background-color="#ffffff" loext:char-shading-value="0" style:font-size-asian="14pt" style:font-name-complex="Courier New" style:font-size-complex="14pt"/>
    </style:style>
    <style:style style:name="T18" style:family="text">
      <style:text-properties fo:color="#222222" fo:font-size="14pt" officeooo:rsid="00282230" fo:background-color="#ffffff" loext:char-shading-value="0" style:font-size-asian="14pt" style:font-name-complex="Courier New" style:font-size-complex="14pt"/>
    </style:style>
    <style:style style:name="T19" style:family="text">
      <style:text-properties fo:color="#222222" fo:font-size="14pt" officeooo:rsid="00296c02" fo:background-color="#ffffff" loext:char-shading-value="0" style:font-size-asian="14pt" style:font-name-complex="Courier New" style:font-size-complex="14pt"/>
    </style:style>
    <style:style style:name="T20" style:family="text">
      <style:text-properties fo:color="#222222" fo:font-size="14pt" fo:font-weight="normal" fo:background-color="#ffffff" loext:char-shading-value="0" style:font-size-asian="14pt" style:font-weight-asian="normal" style:font-name-complex="Calibri" style:font-size-complex="14pt"/>
    </style:style>
    <style:style style:name="T21" style:family="text">
      <style:text-properties fo:color="#222222" fo:font-size="14pt" fo:font-weight="normal" officeooo:rsid="00208920" fo:background-color="#ffffff" loext:char-shading-value="0" style:font-size-asian="14pt" style:font-weight-asian="normal" style:font-name-complex="Courier New" style:font-size-complex="14pt" style:font-weight-complex="normal"/>
    </style:style>
    <style:style style:name="T22" style:family="text">
      <style:text-properties fo:color="#222222" fo:font-size="14pt" style:text-underline-style="none" fo:background-color="#ffffff" loext:char-shading-value="0" style:font-size-asian="14pt" style:font-name-complex="Courier New" style:font-size-complex="14pt"/>
    </style:style>
    <style:style style:name="T23" style:family="text">
      <style:text-properties fo:color="#222222" fo:font-size="14pt" style:text-underline-style="none" officeooo:rsid="001f1875" fo:background-color="#ffffff" loext:char-shading-value="0" style:font-size-asian="14pt" style:font-name-complex="Courier New" style:font-size-complex="14pt"/>
    </style:style>
    <style:style style:name="T24" style:family="text">
      <style:text-properties fo:color="#222222" fo:font-size="14pt" fo:font-style="italic" style:text-underline-style="none" officeooo:rsid="00208920" fo:background-color="#ffffff" loext:char-shading-value="0" style:font-size-asian="14pt" style:font-style-asian="italic" style:font-name-complex="Courier New" style:font-size-complex="14pt" style:font-style-complex="italic"/>
    </style:style>
    <style:style style:name="T25" style:family="text">
      <style:text-properties fo:font-size="14pt" style:font-size-asian="14pt"/>
    </style:style>
    <style:style style:name="T26" style:family="text">
      <style:text-properties fo:font-size="14pt" style:font-size-asian="14pt" style:font-size-complex="14pt"/>
    </style:style>
    <style:style style:name="T27" style:family="text">
      <style:text-properties fo:font-size="14pt" officeooo:rsid="001847a9" style:font-size-asian="14pt" style:font-size-complex="14pt"/>
    </style:style>
    <style:style style:name="T28" style:family="text">
      <style:text-properties fo:font-size="14pt" officeooo:rsid="001b0679" style:font-size-asian="14pt" style:font-size-complex="14pt"/>
    </style:style>
    <style:style style:name="T29" style:family="text">
      <style:text-properties fo:font-size="14pt" officeooo:rsid="001bd63c" style:font-size-asian="14pt" style:font-size-complex="14pt"/>
    </style:style>
    <style:style style:name="T30" style:family="text">
      <style:text-properties fo:font-size="14pt" officeooo:rsid="001d2649" style:font-size-asian="14pt" style:font-size-complex="14pt"/>
    </style:style>
    <style:style style:name="T31" style:family="text">
      <style:text-properties fo:font-size="14pt" officeooo:rsid="002f8acb" style:font-size-asian="14pt" style:font-size-complex="14pt"/>
    </style:style>
    <style:style style:name="T32" style:family="text">
      <style:text-properties fo:font-size="14pt" officeooo:rsid="00312a5d" style:font-size-asian="14pt" style:font-size-complex="14pt"/>
    </style:style>
    <style:style style:name="T33" style:family="text">
      <style:text-properties fo:font-size="14pt" officeooo:rsid="0034f48f" style:font-size-asian="14pt" style:font-size-complex="14pt"/>
    </style:style>
    <style:style style:name="T34" style:family="text">
      <style:text-properties fo:font-size="14pt" officeooo:rsid="0034f715" style:font-size-asian="14pt" style:font-size-complex="14pt"/>
    </style:style>
    <style:style style:name="T35" style:family="text">
      <style:text-properties fo:font-size="14pt" officeooo:rsid="003514b2" style:font-size-asian="14pt" style:font-size-complex="14pt"/>
    </style:style>
    <style:style style:name="T36" style:family="text">
      <style:text-properties fo:font-size="14pt" style:font-size-asian="14pt" style:font-size-complex="20pt"/>
    </style:style>
    <style:style style:name="T37" style:family="text">
      <style:text-properties fo:font-size="14pt" fo:background-color="#ffffff" loext:char-shading-value="0" style:font-size-asian="14pt" style:font-name-complex="Arial" style:font-size-complex="14pt"/>
    </style:style>
    <style:style style:name="T38"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39" style:family="text">
      <style:text-properties fo:font-size="14pt" fo:language="en" fo:country="US" officeooo:rsid="001b0679" style:font-size-asian="14pt" style:font-size-complex="14pt"/>
    </style:style>
    <style:style style:name="T40" style:family="text">
      <style:text-properties fo:font-size="14pt" officeooo:rsid="002db77e" style:font-size-asian="12.25pt" style:font-size-complex="14pt"/>
    </style:style>
    <style:style style:name="T41" style:family="text">
      <style:text-properties fo:font-size="14pt" officeooo:rsid="002f8acb" style:font-size-asian="12.25pt" style:font-size-complex="14pt"/>
    </style:style>
    <style:style style:name="T42" style:family="text">
      <style:text-properties officeooo:rsid="002c8cc2"/>
    </style:style>
    <style:style style:name="T43" style:family="text">
      <style:text-properties officeooo:rsid="0034f48f"/>
    </style:style>
    <style:style style:name="T44" style:family="text">
      <style:text-properties officeooo:rsid="003514b2"/>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5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5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LMA MATER STUDIORUM – UNIVERSITÀ DI BOLOGNA</text:p>
      <text:p text:style-name="P10">CAMPUS DI CESENA</text:p>
      <text:p text:style-name="P10"/>
      <text:p text:style-name="P10">Scuola di Scienze</text:p>
      <text:p text:style-name="P10">Corso di Laurea in Ingegneria e Scienze Informatiche</text:p>
      <text:p text:style-name="P10"/>
      <text:p text:style-name="P10"/>
      <text:p text:style-name="P10"/>
      <text:p text:style-name="P10">DOCKER</text:p>
      <text:p text:style-name="P10"/>
      <text:p text:style-name="P10"/>
      <text:p text:style-name="P11">Elaborato in</text:p>
      <text:p text:style-name="P10">PROGRAMMAZIONE DI SISTEMI EMBEDDED</text:p>
      <text:p text:style-name="P10"/>
      <text:p text:style-name="P10"/>
      <text:p text:style-name="Standard"/>
      <text:p text:style-name="Standard"/>
      <text:p text:style-name="Standard"/>
      <text:p text:style-name="P12">Relatore</text:p>
      <text:p text:style-name="P9">Prof. ALESSANDRO RICCI</text:p>
      <text:p text:style-name="P9"/>
      <text:p text:style-name="P12">Co-relatore</text:p>
      <text:p text:style-name="P9">Ing. ANGELO CROATTI</text:p>
      <text:p text:style-name="Standard"/>
      <text:p text:style-name="Standard"/>
      <text:p text:style-name="Standard"/>
      <text:p text:style-name="P10">Terza Sessione di Laurea</text:p>
      <text:p text:style-name="P10">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3">PAROLE CHIAVE</text:p>
      <text:p text:style-name="P13"/>
      <text:p text:style-name="P16">Virtualizzazione</text:p>
      <text:p text:style-name="P16">Container</text:p>
      <text:p text:style-name="P16">Docker</text:p>
      <text:p text:style-name="P16">Linux kernel</text:p>
      <text:p text:style-name="P16">Servizi</text:p>
      <text:p text:style-name="P2"/>
      <text:p text:style-name="P16"/>
      <text:p text:style-name="P2">Alla mia famiglia</text:p>
      <text:p text:style-name="P2"/>
      <text:p text:style-name="P3">Indice</text:p>
      <text:p text:style-name="P17"/>
      <text:p text:style-name="P17"/>
      <text:p text:style-name="Standard"><text:span text:style-name="Car._20_predefinito_20_paragrafo"><text:span text:style-name="T1">Introduzione</text:span></text:span><text:span text:style-name="Car._20_predefinito_20_paragrafo"><text:span text:style-name="T5"><text:tab/><text:tab/><text:tab/><text:tab/><text:tab/><text:tab/><text:tab/><text:tab/><text:tab/><text:tab/><text:tab/>ix</text:span></text:span></text:p>
      <text:p text:style-name="P18"/>
      <text:list xml:id="list2349123191" text:style-name="L1">
        <text:list-item>
          <text:p text:style-name="P33">Software container</text:p>
          <text:list>
            <text:list-item>
              <text:p text:style-name="P31"><text:span text:style-name="Car._20_predefinito_20_paragrafo"><text:span text:style-name="T1">Introduzione ai software container</text:span></text:span></text:p>
              <text:list>
                <text:list-item>
                  <text:p text:style-name="P31"><text:span text:style-name="Car._20_predefinito_20_paragrafo"><text:span text:style-name="T1">Cenni di virtualizzazione</text:span></text:span></text:p>
                </text:list-item>
                <text:list-item>
                  <text:p text:style-name="P31"><text:span text:style-name="Car._20_predefinito_20_paragrafo"><text:span text:style-name="T1">Confronto fra virtualizzazione e software container</text:span></text:span></text:p>
                </text:list-item>
              </text:list>
            </text:list-item>
            <text:list-item>
              <text:p text:style-name="P31"><text:span text:style-name="Car._20_predefinito_20_paragrafo"><text:span text:style-name="T2">Evoluzione dei software container</text:span></text:span></text:p>
            </text:list-item>
            <text:list-item>
              <text:p text:style-name="P31"><text:span text:style-name="Car._20_predefinito_20_paragrafo"><text:span text:style-name="T1">Vantaggi dell’uso dei software container</text:span></text:span></text:p>
            </text:list-item>
          </text:list>
        </text:list-item>
        <text:list-item>
          <text:p text:style-name="P33">Docker</text:p>
          <text:list>
            <text:list-item>
              <text:p text:style-name="P31"><text:span text:style-name="Car._20_predefinito_20_paragrafo"><text:span text:style-name="T1">Cos’è Docker</text:span></text:span></text:p>
            </text:list-item>
            <text:list-item>
              <text:p text:style-name="P31"><text:span text:style-name="Car._20_predefinito_20_paragrafo"><text:span text:style-name="T1">Architettura di Docker</text:span></text:span></text:p>
            </text:list-item>
            <text:list-item>
              <text:p text:style-name="P32"><text:span text:style-name="Car._20_predefinito_20_paragrafo"><text:span text:style-name="T3">Docker compose</text:span></text:span></text:p>
            </text:list-item>
            <text:list-item>
              <text:p text:style-name="P32"><text:span text:style-name="Car._20_predefinito_20_paragrafo"><text:span text:style-name="T3">Docker swarm</text:span></text:span></text:p>
            </text:list-item>
            <text:list-item>
              <text:p text:style-name="P31"><text:span text:style-name="Car._20_predefinito_20_paragrafo"><text:span text:style-name="T1">Diffusione dei container con Docker?</text:span></text:span></text:p>
            </text:list-item>
            <text:list-item>
              <text:p text:style-name="P31"><text:span text:style-name="Car._20_predefinito_20_paragrafo"><text:span text:style-name="T1">Esempi operativi</text:span></text:span></text:p>
            </text:list-item>
          </text:list>
        </text:list-item>
        <text:list-item>
          <text:p text:style-name="P34">Docker e sistemi a micro-servizi</text:p>
          <text:list>
            <text:list-item>
              <text:p text:style-name="P35">Linee guida</text:p>
            </text:list-item>
            <text:list-item>
              <text:p text:style-name="P35">Applicazione a trauma tracker</text:p>
            </text:list-item>
          </text:list>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9"/>
      <text:p text:style-name="P23">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3"/>
      <text:p text:style-name="P23">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6"/>
      <text:p text:style-name="P29"/>
      <text:p text:style-name="P20">Capitolo 1</text:p>
      <text:p text:style-name="P20"/>
      <text:p text:style-name="P20">I Software Container</text:p>
      <text:p text:style-name="P20"/>
      <text:p text:style-name="P24">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24"/>
      <text:list xml:id="list2399077700" text:style-name="L2">
        <text:list-item>
          <text:list>
            <text:list-item>
              <text:p text:style-name="P36">Cosa sono i software container</text:p>
            </text:list-item>
          </text:list>
        </text:list-item>
      </text:list>
      <text:p text:style-name="P14"/>
      <text:p text:style-name="P21">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Standard"><text:span text:style-name="Car._20_predefinito_20_paragrafo"><text:span text:style-name="T6">Un container si può considerare come un server (o un sistema) virtualizzato ma </text:span></text:span><text:span text:style-name="Enfasi_20__28_grassetto_29_"><text:span text:style-name="T20">solo per lo spazio utente</text:span></text:span><text:span text:style-name="Car._20_predefinito_20_paragrafo"><text:span text:style-name="T6">, ossia la parte virtualizzata è l’ambiente di esecuzione delle applicazioni e non tutti i componenti sottostanti.</text:span></text:span></text:p>
      <text:p text:style-name="P21">Parlando di virtualizzazione è necessario fare una premessa in cui si descrive che cosa sia e i metodi con il quale può essere effettuata, relativamente al caso di studio.</text:p>
      <text:p text:style-name="P7"/>
      <text:p text:style-name="P21"/>
      <text:p text:style-name="P15"/>
      <text:p text:style-name="Standard"><text:span text:style-name="Car._20_predefinito_20_paragrafo"><text:span text:style-name="T5">1.1.1 </text:span></text:span><text:span text:style-name="Car._20_predefinito_20_paragrafo"><text:span text:style-name="T4">Cenni di </text:span></text:span><text:span text:style-name="Car._20_predefinito_20_paragrafo"><text:span text:style-name="T1">Virtualizzazione</text:span></text:span></text:p>
      <text:p text:style-name="P21"/>
      <text:p text:style-name="Standard"><text:span text:style-name="Car._20_predefinito_20_paragrafo"><text:span text:style-name="T25">La virtualizzazione nasce da varie necessità da parte del mondo IT quali, maggiore fra queste, è l’ottimizzazione delle risorse hardware</text:span></text:span><text:span text:style-name="Car._20_predefinito_20_paragrafo"><text:span text:style-name="T26">.</text:span></text:span><text:span text:style-name="Car._20_predefinito_20_paragrafo"><text:span text:style-name="T7"> In </text:span></text:span><text:span text:style-name="Car._20_predefinito_20_paragrafo"><text:span text:style-name="T37">informatica</text:span></text:span><text:span text:style-name="Car._20_predefinito_20_paragrafo"><text:span text:style-name="T7"> il termine </text:span></text:span><text:span text:style-name="Car._20_predefinito_20_paragrafo"><text:span text:style-name="T8">virtualizzazione</text:span></text:span><text:span text:style-name="Car._20_predefinito_20_paragrafo"><text:span text:style-name="T7"> si riferisce alla possibilità di astrarre le componenti </text:span></text:span><text:span text:style-name="Car._20_predefinito_20_paragrafo"><text:span text:style-name="T37">hardware</text:span></text:span><text:span text:style-name="Car._20_predefinito_20_paragrafo"><text:span text:style-name="T7">, cioè fisiche, degli </text:span></text:span><text:span text:style-name="Car._20_predefinito_20_paragrafo"><text:span text:style-name="T26">elaboratori </text:span></text:span><text:span text:style-name="Car._20_predefinito_20_paragrafo"><text:span text:style-name="T7">al fine di renderle disponibili al </text:span></text:span><text:span text:style-name="Car._20_predefinito_20_paragrafo"><text:span text:style-name="T37">software</text:span></text:span><text:span text:style-name="Car._20_predefinito_20_paragrafo"><text:span text:style-name="T7"> in forma di risorsa virtuale. I metodi di virtualizzazione che andremo ad analizzare sono due: Virtualizzazione a livello hardware e a livello di sistema operativo.</text:span></text:span></text:p>
      <text:p text:style-name="P26"/>
      <text:p text:style-name="P27">Virtualizzazione hardware level</text:p>
      <text:p text:style-name="P21"/>
      <text:p text:style-name="Standard"><text:span text:style-name="Car._20_predefinito_20_paragrafo"><text:span text:style-name="T25">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27"/>
      <text:p text:style-name="P27">Virtualizzazione OS level, o container level</text:p>
      <text:p text:style-name="P27"/>
      <text:p text:style-name="Standard"><text:span text:style-name="Car._20_predefinito_20_paragrafo"><text:span text:style-name="T25">Approccio di eseguire applicazioni e servizi in un ambiente isolato, differente dal modello di virtualizzazione della macchina virtuale, la quale virtualizza fisicamente un intero sistema. Questo metodo di 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P21">Definiti questi due concetti, ora si possono fare alcune considerazioni sui casi di utilizzo e quando sia opportuno utilizzare l’una o l’altra.</text:p>
      <text:p text:style-name="P21">L’utilizzo della virtualizzazione nasce dall’esigenza delle aziende di gestire intelligentemente il deployment, il rilascio e la manutenzione delle applicazioni o <text:soft-page-break/>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21">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5"/>
      <text:list xml:id="list161200535187212" text:continue-numbering="true" text:style-name="L2">
        <text:list-item>
          <text:list>
            <text:list-item>
              <text:p text:style-name="P36">Evoluzione dei software container</text:p>
            </text:list-item>
          </text:list>
        </text:list-item>
      </text:list>
      <text:p text:style-name="P22"/>
      <text:p text:style-name="Standard"><text:span text:style-name="Car._20_predefinito_20_paragrafo"><text:span text:style-name="T26">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26">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Standard"><text:span text:style-name="Car._20_predefinito_20_paragrafo"><text:span text:style-name="T26">Nel 2008 Arrivano i LinuX Container (LXC) sono la prima soluzione che offre un completo sistema di container. Sfruttano i cgroups e i namespace di Linux, e non richiedono un’installazione di componenti aggiuntivi al kernel.</text:span></text:span></text:p>
      <text:p text:style-name="Standard"><text:span text:style-name="Car._20_predefinito_20_paragrafo"><text:span text:style-name="T26">Nel 2011 Warden propone una piattaforma che sfruttasse inizialmente container LXC, per poi utilizzare qualche tempo dopo una sua versione. L’architettura di Warden si basa sul modello client-server, in cui il demone (server) agisce sui container soddisfando le richieste inviate dal client, interfacciandosi con delle API. Warden è inoltre supportato non solo da Linux, ma da più sistemi operativi.</text:span></text:span></text:p>
      <text:p text:style-name="Standard"><text:span text:style-name="Car._20_predefinito_20_paragrafo"><text:span text:style-name="T26">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container. Il progetto termina nel 2015, quando Google decide di contribuire alla </text:span></text:span><text:soft-page-break/><text:span text:style-name="Car._20_predefinito_20_paragrafo"><text:span text:style-name="T26">nuova libreria di Docker libcontainer, inserendo in questa alcune parti appartenenti al progetto ormai chiuso.</text:span></text:span></text:p>
      <text:p text:style-name="P22"/>
      <text:p text:style-name="P22"/>
      <text:p text:style-name="P22">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5"/>
      <text:list xml:id="list161200650523711" text:continue-numbering="true" text:style-name="L2">
        <text:list-item>
          <text:list>
            <text:list-item>
              <text:p text:style-name="P38">I container al giorno d’oggi</text:p>
            </text:list-item>
          </text:list>
        </text:list-item>
      </text:list>
      <text:p text:style-name="P22"/>
      <text:p text:style-name="P48"><text:span text:style-name="T26">Dopo aver illustrato l’evoluzione dei container fino ad oggi, si passa </text:span><text:span text:style-name="T27">ora</text:span><text:span text:style-name="T26"> ad </text:span><text:span text:style-name="T27">esaminare quali siano</text:span><text:span text:style-name="T26"> al giorno d’oggi </text:span><text:span text:style-name="T27">le soluzioni a container più gettonate dalle aziende e dal mercato</text:span><text:span text:style-name="T26">. </text:span><text:span text:style-name="T27">Si ricorda inoltre che i container sono tecnologie che hanno tutte alla base lo stesso scopo e quindi le soluzioni offerte sono molto simili fra loro, ma vi sono alcuni fattori che possono portare alla scelta di una piuttosto che altre; </text:span><text:span text:style-name="T28">oltre a ciò linux fundation diede inizio anni fa al progetto OCI (</text:span><text:bookmark text:name="firstHeading"/><text:span text:style-name="T39">Open Container Initiative), con lo scopo di definire uno standard per per le tecnologie di containerizzazione</text:span><text:span text:style-name="T26"> </text:span><text:span text:style-name="T29">in modo che la scelta del tipo di container</text:span><text:span text:style-name="T26"> </text:span><text:span text:style-name="T29">sia il più irrelevante possibile, dando così </text:span><text:span text:style-name="T26">ai potenziali clienti la possibilità di sfruttare i vantaggi della tecnologia senza incappare nel lock-in. </text:span><text:span text:style-name="T30">Di seguito si mostreranno alcuni formati di container pi diffusi ed utilizzati correntemente.</text:span></text:p>
      <text:p text:style-name="P22"/>
      <text:p text:style-name="P22"/>
      <text:p text:style-name="P43">Linux Container</text:p>
      <text:p text:style-name="Standard"><text:span text:style-name="Car._20_predefinito_20_paragrafo"><text:span text:style-name="T25">I LinuX Container sono ancora un formato di container molto diffuso, Docker stesso agli albori del suo successo utilizzava LXC come </text:span></text:span><text:span text:style-name="Car._20_predefinito_20_paragrafo"><text:span text:style-name="T7">ambiente di esecuzione di default, (ad oggi sostituito dalla propria libreria </text:span></text:span><text:span text:style-name="Car._20_predefinito_20_paragrafo"><text:span text:style-name="T9">libcontainer). Un container</text:span></text:span><text:span text:style-name="Car._20_predefinito_20_paragrafo"><text:span text:style-name="T16"> </text:span></text:span><text:a xlink:type="simple" xlink:href="https://www.redhat.com/it/topics/containers" text:style-name="Internet_20_link" text:visited-style-name="Visited_20_Internet_20_Link"><text:span text:style-name="Car._20_predefinito_20_paragrafo"><text:span text:style-name="T22">Linux è</text:span></text:span></text:a><text:span text:style-name="Car._20_predefinito_20_paragrafo"><text:span text:style-name="T9">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P49"><text:span text:style-name="Car._20_predefinito_20_paragrafo"><text:span text:style-name="T11">I Linux container sfruttano le funzionalità del kernel cgroups e namespace per garantire l’isolamento dell’ambiente di esecuzione dell'applicazione, senza la necessità di installare alcuna componente aggiuntiva al kernel (contrariamente ad OpenVZ). </text:span></text:span><text:span text:style-name="Car._20_predefinito_20_paragrafo"><text:span text:style-name="T16">Questo, tuttavia,</text:span></text:span><text:span text:style-name="Car._20_predefinito_20_paragrafo"><text:span text:style-name="T11"> </text:span></text:span><text:span text:style-name="Car._20_predefinito_20_paragrafo"><text:span text:style-name="T16">li rende compatibili solo su sistemi con Linux kernel.</text:span></text:span></text:p>
      <text:p text:style-name="Standard"><text:span text:style-name="Car._20_predefinito_20_paragrafo"><text:span text:style-name="T9"/></text:span></text:p>
      <text:p text:style-name="P47"><text:span text:style-name="Car._20_predefinito_20_paragrafo"><text:span text:style-name="T10">Rkt (rock-it) CoreOS</text:span></text:span></text:p>
      <text:p text:style-name="P51"><text:span text:style-name="Car._20_predefinito_20_paragrafo"><text:span text:style-name="T10">Rkt è la soluzione di container offerta da CoreOS. </text:span></text:span><text:span text:style-name="Car._20_predefinito_20_paragrafo"><text:span text:style-name="T13">Si pone come diretto aversario di Docker, differendosi da questa per alcuni aspetti, principale dei quali che lo rende appettibile rispetto la concorrenza sono le feature di sicurezza aggiuntive. Di queste </text:span></text:span><text:soft-page-break/><text:span text:style-name="Car._20_predefinito_20_paragrafo"><text:span text:style-name="T13">fanno parte, oltre che un isolamento di container basato su KVM, il supporto dell’estensione kernel SELinux, ma anche una convalida della firma per immagini della specifica di container sviluppata autonomamente, ovvero </text:span></text:span><text:a xlink:type="simple" xlink:href="https://github.com/appc/spec/blob/master/SPEC.md" office:target-frame-name="_blank" xlink:show="new" text:style-name="Internet_20_link" text:visited-style-name="Visited_20_Internet_20_Link"><text:span text:style-name="Car._20_predefinito_20_paragrafo"><text:span text:style-name="T23">App Container (appc)</text:span></text:span></text:a><text:span text:style-name="Car._20_predefinito_20_paragrafo"><text:span text:style-name="T13">. Questa funzione descrive il formato dell’immagine App Container Image (ACI), l’ambiente di runtime, un meccanismo di image discovery, e infine anche la possibilità di raggruppare immagini in app multi-container, i cosiddetti App Container Pods. </text:span></text:span><text:span text:style-name="Car._20_predefinito_20_paragrafo"><text:span text:style-name="T14">Rkt supporta il suo modello di immagini, ma anche altri formati.L’ambiente di runtime è </text:span></text:span><text:span text:style-name="Car._20_predefinito_20_paragrafo"><text:span text:style-name="Strong_20_Emphasis"><text:span text:style-name="T21">compatibile con le immagini di Docker</text:span></text:span></text:span><text:span text:style-name="Car._20_predefinito_20_paragrafo"><text:span text:style-name="T14"> e con il tool open source </text:span></text:span><text:a xlink:type="simple" xlink:href="https://quay.io/" office:target-frame-name="_blank" xlink:show="new" text:style-name="Internet_20_link" text:visited-style-name="Visited_20_Internet_20_Link"><text:span text:style-name="Car._20_predefinito_20_paragrafo"><text:span text:style-name="T24">Quay</text:span></text:span></text:a><text:span text:style-name="Car._20_predefinito_20_paragrafo"><text:span text:style-name="T14"> offre la possibilità di convertire ogni formato container secondo ACI.</text:span></text:span><text:span text:style-name="Car._20_predefinito_20_paragrafo"><text:span text:style-name="T13"> </text:span></text:span><text:span text:style-name="Car._20_predefinito_20_paragrafo"><text:span text:style-name="T14">La struttura di rkt non ruota attorno ad un demone centrale </text:span></text:span><text:span text:style-name="Car._20_predefinito_20_paragrafo"><text:span text:style-name="T18">ma i container vengono gestiti direttamente dal client</text:span></text:span><text:span text:style-name="Car._20_predefinito_20_paragrafo"><text:span text:style-name="T14">, </text:span></text:span><text:span text:style-name="Car._20_predefinito_20_paragrafo"><text:span text:style-name="T15">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P47"><text:span text:style-name="Car._20_predefinito_20_paragrafo"><text:span text:style-name="T12"/></text:span></text:p>
      <text:p text:style-name="P50"><text:span text:style-name="Car._20_predefinito_20_paragrafo"><text:span text:style-name="T12">Docker</text:span></text:span></text:p>
      <text:p text:style-name="P50"><text:span text:style-name="Car._20_predefinito_20_paragrafo"><text:span text:style-name="T12">Docker è la piattaforma per gestione di container per eccellenza. Ha un modello di esecuzione centrallizzato basato su un demone, </text:span></text:span><text:span text:style-name="Car._20_predefinito_20_paragrafo"><text:span text:style-name="T15">il che </text:span></text:span><text:span text:style-name="Car._20_predefinito_20_paragrafo"><text:span text:style-name="T16">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text:span></text:span><text:span text:style-name="Car._20_predefinito_20_paragrafo"><text:span text:style-name="T17">Docker in quanto piattaforma più diffusa, non ha cercato di rendere compatibili nel suo ambiente di runtime immagine non native (Dockerfile), supporta quindi solo il suo formato di immagini.</text:span></text:span></text:p>
      <text:p text:style-name="P50"><text:span text:style-name="Car._20_predefinito_20_paragrafo"><text:span text:style-name="T17"/></text:span></text:p>
      <text:p text:style-name="P52"><text:span text:style-name="Car._20_predefinito_20_paragrafo"><text:span text:style-name="T18">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text:s/>rkt, e Docker. Queste incapsulano una sola applicazione per container, il che potrebbe sembrare strano confrontandoli con i complessi sistemi che questi vanno a costruire. Infatti il punto di forza dei dei container non sta nella quantità di applicazioni che riescono ad eseguire al loro interno, ma bensì la possibilità di interagire e comunicare fra di loro pur mantenendo una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text:span></text:span><text:span text:style-name="Car._20_predefinito_20_paragrafo"><text:span text:style-name="T19">Nel seguito della tesi </text:span></text:span><text:soft-page-break/><text:span text:style-name="Car._20_predefinito_20_paragrafo"><text:span text:style-name="T19">si torenerà a parlare di tool di orchestrazione, e in particolare di Docker swarm, tool di orchestrazione nativo di Docker.</text:span></text:span></text:p>
      <text:p text:style-name="P5"/>
      <text:list xml:id="list161200298055643" text:continue-numbering="true" text:style-name="L2">
        <text:list-item>
          <text:list>
            <text:list-item>
              <text:p text:style-name="P37">Vantaggi dell’uso dei software container</text:p>
            </text:list-item>
          </text:list>
        </text:list-item>
      </text:list>
      <text:p text:style-name="P22"/>
      <text:p text:style-name="P22">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5"/>
      <text:p text:style-name="P25">I motivi che portano a preferire lo sviluppo di un sistema software con container, sono molteplici:</text:p>
      <text:list xml:id="list2842475109" text:style-name="L3">
        <text:list-item>
          <text:p text:style-name="P41">Sono più leggeri rispetto ad altre tecnologie (come le macchine virtuali).</text:p>
        </text:list-item>
        <text:list-item>
          <text:p text:style-name="P41">Garantiscono l'isolamento dell'applicazione in esecuzione su di essi.</text:p>
        </text:list-item>
        <text:list-item>
          <text:p text:style-name="P41">Godono di un rapido avvio del servizio contenuto al loro interno</text:p>
        </text:list-item>
        <text:list-item>
          <text:p text:style-name="P41">Sono portabili anche su sistemi differenti</text:p>
        </text:list-item>
        <text:list-item>
          <text:p text:style-name="P41">Dispongono di un controllo di versione</text:p>
        </text:list-item>
        <text:list-item>
          <text:p text:style-name="P41">Le risorse dell'host sono condivise</text:p>
        </text:list-item>
        <text:list-item>
          <text:p text:style-name="P41">Godono di granularità e flessibilità</text:p>
        </text:list-item>
        <text:list-item>
          <text:p text:style-name="P41">Scalabilità</text:p>
        </text:list-item>
        <text:list-item>
          <text:p text:style-name="P41">Sviluppo semplificato?</text:p>
        </text:list-item>
      </text:list>
      <text:p text:style-name="P25"><text:s/></text:p>
      <text:p text:style-name="P25">Ora si analizzeranno i vari punti sopracitati</text:p>
      <text:p text:style-name="P25"/>
      <text:p text:style-name="P25">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25"/>
      <text:p text:style-name="P25">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25"/>
      <text:p text:style-name="P25">Rapido avvio: L'assenza di una macchina virtuale, implica già l'assenza del tempo di avvio dell’OS ospite della macchina stessa, mentre l'avvio di un container può essere effettuato mediante una riga di comando ed è praticamente istantaneo.</text:p>
      <text:p text:style-name="P25"/>
      <text:p text:style-name="P25">Portabilità: Proprio come i container dei camion, i compute container godono di un approccio standardizzato, ciò significa che possono essere distribuiti su qualunque <text:soft-page-break/>risorsa di calcolo indipendentemente da configurazioni, SO o hardware. Grazie a questa caratterista, una volta completato il deployment, il rilascio e la distribuzione dell’applicativo sono velocizzati.</text:p>
      <text:p text:style-name="P25"/>
      <text:p text:style-name="P25">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25"/>
      <text:p text:style-name="Standard"><text:span text:style-name="Car._20_predefinito_20_paragrafo"><text:span text:style-name="T36">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38">potervi</text:span></text:span><text:span text:style-name="Car._20_predefinito_20_paragrafo"><text:span text:style-name="T36"> accedere e utilizzarle; ciò tuttavia non viola l'isolamento del contesto di esecuzione del container.</text:span></text:span></text:p>
      <text:p text:style-name="P25"/>
      <text:p text:style-name="P25">Granularità e flessibilità: i container permettono di organizzare le risorse computazionali in micro-servizi migliorando le prestazioni del sistema, che potrà adattarsi in modo estremamente flessibile alle esigenze dell'azienda.</text:p>
      <text:p text:style-name="P25"/>
      <text:p text:style-name="P25">Scalabilità: Un sistema implementato tramite container, è anche scalabile. La scalabilità è data dal fatto che i servizi che sono inclusi nei container, quindi spesso per aggiungere una feature, basta aggiungere un container, o un insieme di container che la implementa. Inoltre ad un aumento delle prestazioni hardware, può spesso corrispondere un proporzionale incremento della performance del sistema, ad esempio in termini di velocità.</text:p>
      <text:p text:style-name="P8"/>
      <text:p text:style-name="P20">Capitolo 2</text:p>
      <text:p text:style-name="P20"/>
      <text:p text:style-name="P20">Docker</text:p>
      <text:p text:style-name="P24"/>
      <text:p text:style-name="P24">In questo capitolo si tratterà di Docker come piattaforma di riferimento dei software container, nel paragrafo 2.1 si offrirà una panoramica generale su Docker introducendo l’argomento, nel paragrafo 2.2 si descriverà la struttura architetturale di Docker </text:p>
      <text:p text:style-name="P24"/>
      <text:p text:style-name="P14">2.1 Cos’è Docker</text:p>
      <text:p text:style-name="P21"/>
      <text:p text:style-name="P21">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21"/>
      <text:p text:style-name="P14">2.2 Architettura di Docker</text:p>
      <text:p text:style-name="P14"/>
      <text:p text:style-name="P21">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le REST API, tramite una socket unix o un’interfaccia di rete.</text:p>
      <text:p text:style-name="P21"/>
      <text:p text:style-name="P21">Il Docker deamon</text:p>
      <text:p text:style-name="P21">Il Dokcer deamon (demone Docker o dockerd) ascolta le richieste delle Docker API</text:p>
      <text:p text:style-name="P21">e gestisce gli oggetti Docker, quali le immagini, i container, le porte, i volumi e la rete. Il demone può anche comunicare con un demone remoto per la gestione di sevizi docker, come la condivisione o il download di immagini.</text:p>
      <text:p text:style-name="P21"/>
      <text:p text:style-name="P21">Docker client</text:p>
      <text:p text:style-name="P21"><text:soft-page-break/>Il Docker client (docker) è il modo di interfacciarsi con il sistema docker, ovvero comprende i comandi da inviare al Docker deamon quale li processerà. I comandi docker usano le api di Docker. Un docker client può comunicare con più di un demone Docker.</text:p>
      <text:p text:style-name="P21"/>
      <text:p text:style-name="P21"/>
      <text:p text:style-name="P21"/>
      <text:p text:style-name="P21"><text:bookmark text:name="docker-registries"/>Docker registries</text:p>
      <text:p text:style-name="P21">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P21"/>
      <text:p text:style-name="P21">Docker Object</text:p>
      <text:p text:style-name="P21">Utilizzando Docker si va ad utilizzare una serie di oggetti quali immagini, container, reti, volumi, plugin ecc… Di seguito saranno descritti alcuni di questi oggetti focalizzandosi su quelli principali.</text:p>
      <text:p text:style-name="P21"/>
      <text:p text:style-name="P21">Immagini</text:p>
      <text:p text:style-name="P21">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21"/>
      <text:p text:style-name="P21">Container</text:p>
      <text:p text:style-name="P21">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21"/>
      <text:p text:style-name="P21">Teconologia sottostante</text:p>
      <text:p text:style-name="P21"><text:soft-page-break/>Docker è scritto in linguaggio Go a sfrutta diverse funzionalità del kernel Linux per fornire il suo servizio.</text:p>
      <text:p text:style-name="P21"/>
      <text:p text:style-name="P21">Namespace</text:p>
      <text:p text:style-name="P21">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21"/>
      <text:list xml:id="list558078987" text:style-name="L4">
        <text:list-item>
          <text:p text:style-name="P42">pid namespace: isolamento del processo (Process ID)</text:p>
        </text:list-item>
        <text:list-item>
          <text:p text:style-name="P42">net namespace: gestione dell’interfaccia di rete (networking)</text:p>
        </text:list-item>
        <text:list-item>
          <text:p text:style-name="P42">ipc namespace: gestione dell’accesso alle risorse IPC (Interr process comunication)</text:p>
        </text:list-item>
        <text:list-item>
          <text:p text:style-name="P42">mnt namespace: gestione del filesystem e unità montabili (mount)</text:p>
        </text:list-item>
        <text:list-item>
          <text:p text:style-name="P44">uts namespace: isolamento del kernel (unix timsharing system)</text:p>
        </text:list-item>
      </text:list>
      <text:p text:style-name="P28"/>
      <text:p text:style-name="P21">Control Groups</text:p>
      <text:p text:style-name="P21">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21"/>
      <text:p text:style-name="P21">Union file systems</text:p>
      <text:p text:style-name="Standard"><text:span text:style-name="Car._20_predefinito_20_paragrafo"><text:span text:style-name="T25">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26">AUFS, btrfs, vfs, and DeviceMapper.</text:span></text:span></text:p>
      <text:p text:style-name="P22"/>
      <text:p text:style-name="P22">Container format</text:p>
      <text:p text:style-name="P21">Docker engine combina i namespace, i cgroups, e UnionFS in un involucro chiamato container format. Di default è libcontainer. In futuro Docker potrebbe supportare altri formati di container per integrarsi con altre tecnologie come BSD, jails o Solaris Zone.</text:p>
      <text:p text:style-name="P54">2.3 Docker Compose</text:p>
      <text:p text:style-name="P45"/>
      <text:p text:style-name="P45">Docker compose è uno strumento per gestire applicazioni Docker multi-container.</text:p>
      <text:p text:style-name="P45">Di fatto, un container Docker è istanza eseguibile di una solo immagine, quindi una sola applicazione, questo potrebbe sembrare un limite per la piattaforma, mentre se ben sfruttato più rivelarsi il suo punto più forte. Un’applcazione <text:span text:style-name="T42">separata</text:span> in unità logiche come i container permette di suddividere le responsabilità di questa su più personale, riducendone per ognun<text:span text:style-name="T42">o</text:span> il carico di lavoro da svolgere, parallelizzando il lavoro e <text:span text:style-name="T42">di </text:span>liberasi da problematiche legate alle dipendenze da altre parti di sistema. Docker compose è un tool che a partire da immagini già pronte, <text:span text:style-name="T42">realizzate</text:span> personalmente o <text:span text:style-name="T42">di implementazione esterna</text:span>, permette di mettere in piedi un sistema di container indipendenti <text:span text:style-name="T42">e che </text:span>interagiscono fra di loro al fine offrire il servizio completo. “Il tutto è più della somma delle parti” calza a pennello <text:span text:style-name="T42">nei sistemi </text:span>multicontainer. <text:span text:style-name="T43">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i risorse di cui l’applicativo disporrà. Uno volta definito il file, si lancia docker-compose build nella directory del file, e docker up per avviare il servizio, ovvero avviare tutti i container. </text:span></text:p>
      <text:p text:style-name="P45"/>
      <text:p text:style-name="P39">2.4 Docker Swarm</text:p>
      <text:p text:style-name="P46"/>
      <text:p text:style-name="P53"><text:span text:style-name="T40">Docker Swarm permette di scalare le applicazioni in contenitori, eseguendole in un numero qualsiasi di istanze su qualsiasi numero di nodi </text:span><text:span text:style-name="T41">su un </text:span><text:span text:style-name="T40">network. </text:span><text:span text:style-name="T26">Swarm, nato dagli stessi sviluppatori di Docker, raggruppa un qualsiasi numero di host docker in un unico cluster, permettendo la gestione centralizzata dei cluster e l’orchestrazione dei contenitori. Fino alla versione di Docker 1.11, Swarm doveva essere </text:span><text:span text:style-name="T32">installato</text:span><text:span text:style-name="T26"> come tool separato, mentre le versioni più recenti della piattaforma swarm </text:span><text:span text:style-name="T32">come funzionalità</text:span><text:span text:style-name="T26"> nativ</text:span><text:span text:style-name="T32">a</text:span><text:span text:style-name="T26">, </text:span><text:span text:style-name="T31">così è possibile utilizzarlo </text:span><text:span text:style-name="T26">installando Docker Engine. Swarm si basa su un’architettura master-slave. Ogni cluster di Docker (lo sciame) </text:span><text:span text:style-name="T32">dispone</text:span><text:span text:style-name="T26"> di almeno un nodo manager e di una quantità a piacere di nodi lavoratori (worker). Mentre </text:span><text:span text:style-name="T32">il </text:span><text:span text:style-name="T26">manager è responsabile per l’amministrazione del cluster e la delegazione di compiti, </text:span><text:span text:style-name="T32">i </text:span><text:span text:style-name="T26">worker prendono in carico l’esecuzione di unità lavorative (“tasks”). </text:span><text:span text:style-name="T33">Un task è container in esecuzione che è parte di un servizio dello swarm ed è gestito dallo swarm manager, contrariamente a quanto accade per un servizio a container unico.</text:span><text:span text:style-name="T26">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p>
      <text:list xml:id="list726208226" text:style-name="L5">
        <text:list-item>
          <text:p text:style-name="P55"><text:soft-page-break/><text:span text:style-name="Strong_20_Emphasis"><text:span text:style-name="T26">Servizi replicati:</text:span></text:span><text:span text:style-name="T26"> un servizio replicato è un task che viene eseguito in un numero di repliche definite dall’utente. Ogni replicato è un’istanza del</text:span><text:span text:style-name="T35"> container</text:span><text:span text:style-name="T26"> definito nel servizio. I servizi replicati vengono scalati man mano che gli utenti creano più repliche. Un server web come NGINX si può ad esempio impostare a una sola riga di comando a 2, 4 o 100 istanze a seconda delle esigenze.</text:span></text:p>
        </text:list-item>
      </text:list>
      <text:list xml:id="list2457863500" text:style-name="L6">
        <text:list-item>
          <text:p text:style-name="P56"><text:span text:style-name="Strong_20_Emphasis"><text:span text:style-name="T26">Servizi globali</text:span></text:span><text:span text:style-name="T26">: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p>
        </text:list-item>
      </text:list>
      <text:p text:style-name="P57">Un campo centrale di applicazione di Docker Swarm è la ripartizione del carico. Nella modalità swarm, Docker dispone di funzioni integrate di load balancing, <text:span text:style-name="T44">ovvero bilanciamento del carico di lavoro.</text:span> <text:span text:style-name="T44">S</text:span>e per esempio eseguite un server web NGINX con 4 istanze, Docker distribuisce in modo intelligente le richieste in arrivo alle istanze dei server disponibili.</text:p>
      <text:p text:style-name="P53"><text:span text:style-name="T26"/></text:p>
      <text:p text:style-name="P21"/>
      <text:p text:style-name="P21">Come funziona Docker</text:p>
      <text:p text:style-name="P21">Nel Dockerfile sono descritte le funzionalità che l'applicazione containerizzata avrà una volta in esecuzione, nello specifico si tratta di utilizzare una sequenza di comandi che ne definisce gli strati come i seguenti:</text:p>
      <text:p text:style-name="P21"/>
      <text:p text:style-name="P21">FROM &lt;image&gt;:&lt;tag-version&gt;: si specifica la base di partenza dell'immagine che si sta creando e la versione che si desidera utilizzare. Tuttavia c'è modo di creare immagini di base facendo a meno dell'utilizzo di questo comando.</text:p>
      <text:p text:style-name="P21"/>
      <text:p text:style-name="P21">ENTRYPOINT ["cmd", "parameter"]: è il primo comando che viene eseguito quando l'applicazione sarà eseguita sul container.</text:p>
      <text:p text:style-name="P21"/>
      <text:p text:style-name="P21">RUN &lt;command&gt;: esegue un comando del kernel linux, utile per esempio ad installare e risolvere dipendenze una volta che l'immagine base è stata scaricata.</text:p>
      <text:p text:style-name="P21"/>
      <text:p text:style-name="P21">COPY &lt;source&gt; &lt;detination&gt; copia un file dal filesystem host, al filesystem del container.</text:p>
      <text:p text:style-name="P21"/>
      <text:p text:style-name="P21">EXPOSE &lt;port&gt; [&lt;port&gt;/&lt;protocol&gt;...]: permette al container di rimanere in ascolto nella &lt;port&gt; porta tramite protocollo /protocol</text:p>
      <text:p text:style-name="P21"/>
      <text:p text:style-name="P21"><text:soft-page-break/>Una volta scritto il Dockerfile si esegue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text:p>
      <text:p text:style-name="P5"/>
      <text:p text:style-name="P14">2.3 Esempi Applicativi</text:p>
      <text:p text:style-name="P21"/>
      <text:p text:style-name="Standard"><text:span text:style-name="Car._20_predefinito_20_paragrafo"><text:span text:style-name="T25">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1"/>
      <text:p text:style-name="P21"/>
      <text:p text:style-name="P21"/>
      <text:p text:style-name="P21"/>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3" style:display-name="Titol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fo:font-weight="normal" style:font-weight-asian="normal"/>
    </style:style>
    <style:style style:name="WW_5f_CharLFO5LVL3" style:display-name="WW_CharLFO5LVL3"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4T16:01:51.940553768</dc:date>
    <meta:editing-cycles>33</meta:editing-cycles>
    <meta:editing-duration>PT5H25M31S</meta:editing-duration>
    <meta:document-statistic meta:table-count="0" meta:image-count="0" meta:object-count="0" meta:page-count="24" meta:paragraph-count="151" meta:word-count="5215" meta:character-count="35026" meta:non-whitespace-character-count="29979"/>
    <meta:template xlink:type="simple" xlink:actuate="onRequest" xlink:title="" xlink:href="Normal.dotm"/>
  </office:meta>
</office:document-meta>
</file>